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style:writing-mode="lr-tb"/>
    </style:style>
    <style:style style:name="P2" style:family="paragraph" style:parent-style-name="Heading_20_4">
      <style:paragraph-properties fo:margin-left="0cm" fo:margin-right="0cm" fo:text-indent="0cm" style:auto-text-indent="false" style:writing-mode="lr-tb"/>
    </style:style>
    <style:style style:name="P3" style:family="paragraph" style:parent-style-name="Heading_20_4">
      <style:paragraph-properties style:writing-mode="lr-t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paragraph-properties fo:margin-left="0cm" fo:margin-right="0cm" fo:line-height="100%" fo:text-indent="0cm" style:auto-text-indent="false" style:writing-mode="lr-tb"/>
    </style:style>
    <style:style style:name="P7" style:family="paragraph" style:parent-style-name="Standard">
      <style:paragraph-properties style:writing-mode="lr-tb"/>
    </style:style>
    <style:style style:name="P8" style:family="paragraph" style:parent-style-name="Text_20_body" style:list-style-name="L1">
      <style:paragraph-properties fo:margin-top="0cm" fo:margin-bottom="0cm" style:contextual-spacing="false" style:writing-mode="lr-tb"/>
    </style:style>
    <style:style style:name="P9" style:family="paragraph" style:parent-style-name="Text_20_body" style:list-style-name="L1">
      <style:paragraph-properties style:writing-mode="lr-tb"/>
    </style:style>
    <style:style style:name="P10" style:family="paragraph" style:parent-style-name="Text_20_body" style:list-style-name="L2">
      <style:paragraph-properties style:writing-mode="lr-tb"/>
    </style:style>
    <style:style style:name="P11" style:family="paragraph" style:parent-style-name="Text_20_body" style:list-style-name="L3">
      <style:paragraph-properties fo:margin-top="0cm" fo:margin-bottom="0cm" style:contextual-spacing="false" style:writing-mode="lr-tb"/>
    </style:style>
    <style:style style:name="P12" style:family="paragraph" style:parent-style-name="Text_20_body" style:list-style-name="L3">
      <style:paragraph-properties style:writing-mode="lr-tb"/>
    </style:style>
    <style:style style:name="P13" style:family="paragraph" style:parent-style-name="Text_20_body">
      <style:paragraph-properties style:writing-mode="lr-t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assignment-student-header-content"/>Assignment: Building a Simple Word Frequency Counter</text:p>
      <text:section text:style-name="Sect1" text:name="assignments-2-student-header">
        <text:p text:style-name="P6"><text:bookmark text:name="assignment-student-header-content Copy 1"/>Due: Mon Oct 20, 2025 11:59pmDue: Mon Oct 20, 2025 11:59pm</text:p>
        <text:p text:style-name="P5">Ungraded, 100 Possible Points100 Points Possible</text:p>
      </text:section>
      <text:section text:style-name="Sect1" text:name="FormField-Label___0">
        <text:p text:style-name="P4">Attempt</text:p>
      </text:section>
      <text:p text:style-name="P5">In Progress</text:p>
      <text:p text:style-name="P7">NEXT UP: Submit Assignment</text:p>
      <text:p text:style-name="P5">Unlimited Attempts Allowed</text:p>
      <text:p text:style-name="P7">Available: Sep 29, 2025 12:00am until Dec 14, 2025 11:59pmAvailable: Sep 29, 2025 12:00am until Dec 14, 2025 11:59pm</text:p>
      <text:section text:style-name="Sect1" text:name="Expandable___0">
        <text:h text:style-name="P2" text:outline-level="4">Objective:</text:h>
        <text:p text:style-name="P13">Develop a Java program that reads a text input from the user and calculates the frequency of each word in the text using a <text:span text:style-name="Source_20_Text">HashMap</text:span>.</text:p>
        <text:h text:style-name="P3" text:outline-level="4">Instructions:</text:h>
        <text:list text:style-name="L1">
          <text:list-item>
            <text:p text:style-name="P9"><text:span text:style-name="Strong_20_Emphasis">Setup and Input:</text:span></text:p>
            <text:list>
              <text:list-item>
                <text:p text:style-name="P8">Write a Java program that prompts the user to enter a block of text. </text:p>
              </text:list-item>
              <text:list-item>
                <text:p text:style-name="P8">You can use <text:span text:style-name="Source_20_Text">Scanner</text:span> class to read the input from the console. </text:p>
              </text:list-item>
            </text:list>
          </text:list-item>
          <text:list-item>
            <text:p text:style-name="P9"><text:span text:style-name="Strong_20_Emphasis">Processing:</text:span></text:p>
            <text:list>
              <text:list-item>
                <text:p text:style-name="P8">Split the input text into words. Consider words as any sequence of characters separated by spaces. You can use the <text:span text:style-name="Source_20_Text">split()</text:span> method of the <text:span text:style-name="Source_20_Text">String</text:span> class to do this. </text:p>
              </text:list-item>
              <text:list-item>
                <text:p text:style-name="P8">Normalize the words by converting them to lowercase to ensure the frequency count is case-insensitive. </text:p>
              </text:list-item>
            </text:list>
          </text:list-item>
          <text:list-item>
            <text:p text:style-name="P9"><text:span text:style-name="Strong_20_Emphasis">HashMap Usage:</text:span></text:p>
            <text:list>
              <text:list-item>
                <text:p text:style-name="P8">Create a <text:span text:style-name="Source_20_Text">HashMap</text:span> where the keys are words, and the values are the counts of each word. </text:p>
              </text:list-item>
              <text:list-item>
                <text:p text:style-name="P8">Iterate over the array of words, and for each word: </text:p>
                <text:list>
                  <text:list-item>
                    <text:p text:style-name="P8">If the word is already a key in the <text:span text:style-name="Source_20_Text">HashMap</text:span>, increment its associated value. </text:p>
                  </text:list-item>
                  <text:list-item>
                    <text:p text:style-name="P8">If the word is not already a key, add it to the <text:span text:style-name="Source_20_Text">HashMap</text:span> with a value of 1. </text:p>
                  </text:list-item>
                </text:list>
              </text:list-item>
            </text:list>
          </text:list-item>
          <text:list-item>
            <text:p text:style-name="P9"><text:span text:style-name="Strong_20_Emphasis">Output:</text:span></text:p>
            <text:list>
              <text:list-item>
                <text:p text:style-name="P8">After processing all words, print out each word and its corresponding frequency in the format <text:span text:style-name="Source_20_Text">Word: Frequency</text:span>. </text:p>
              </text:list-item>
              <text:list-item>
                <text:p text:style-name="P8">Ensure the output is sorted by the word in alphabetical order. You may use a <text:span text:style-name="Source_20_Text">TreeMap</text:span> to help with sorting if desired. </text:p>
              </text:list-item>
            </text:list>
          </text:list-item>
          <text:list-item>
            <text:p text:style-name="P9"><text:span text:style-name="Strong_20_Emphasis">Enhancements (Optional):</text:span></text:p>
            <text:list>
              <text:list-item>
                <text:p text:style-name="P8">Ignore common punctuation marks by stripping them from words before processing. </text:p>
              </text:list-item>
              <text:list-item>
                <text:p text:style-name="P9">Allow the user to enter multiple lines of text until they decide to quit by entering a specific word or phrase, like "exit". </text:p>
              </text:list-item>
            </text:list>
          </text:list-item>
        </text:list>
        <text:p text:style-name="P13"> </text:p>
        <text:h text:style-name="P1" text:outline-level="3"><text:soft-page-break/>Extra Credit Opportunity</text:h>
        <text:list text:style-name="L2">
          <text:list-item>
            <text:p text:style-name="P10"><text:span text:style-name="Strong_20_Emphasis">Up to 5% Extra Credit:</text:span> If you implement additional features that are substantial or include UI enhancements, you can earn up to 5% extra credit. Substantial features could include more complex behaviors or implementing a graphical user interface (GUI) </text:p>
          </text:list-item>
        </text:list>
        <text:p text:style-name="P13"><text:span text:style-name="Strong_20_Emphasis">Note:</text:span> To be eligible for extra credit, you must submit a document detailing and explaining the additional features or enhancements you implemented beyond the original assignment requirements. This document should describe what was added, why it is substantial, and how it improves or extends the original assignment.</text:p>
        <text:h text:style-name="P1" text:outline-level="3">Assignment Submission:</text:h>
        <text:p text:style-name="P13">Once you have completed the assignment, please prepare the following for submission:</text:p>
        <text:list text:style-name="L3">
          <text:list-item>
            <text:p text:style-name="P12"><text:span text:style-name="Strong_20_Emphasis">GitHub Repository:</text:span></text:p>
            <text:list>
              <text:list-item>
                <text:p text:style-name="P11">Push your program to a new GitHub repository. </text:p>
              </text:list-item>
              <text:list-item>
                <text:p text:style-name="P11">Ensure that your repository is public so that it can be accessed and reviewed. </text:p>
              </text:list-item>
              <text:list-item>
                <text:p text:style-name="P11">Your repository should include all source code files and a <text:span text:style-name="Source_20_Text">README.md</text:span> file that briefly describes the project and how to run it. </text:p>
              </text:list-item>
            </text:list>
          </text:list-item>
          <text:list-item>
            <text:p text:style-name="P12"><text:span text:style-name="Strong_20_Emphasis">Demonstration:</text:span></text:p>
            <text:list>
              <text:list-item>
                <text:p text:style-name="P11">Provide a video demonstrating your program in action. The demonstration should include:</text:p>
                <text:list>
                  <text:list-item>
                    <text:p text:style-name="P11">Show the program's functionality. </text:p>
                  </text:list-item>
                  <text:list-item>
                    <text:p text:style-name="P11">You need to present test cases and demonstrate that you are passing those cases.(we expect you to have at least 3 test cases testing normal cases and at least 3 test cases testing edge cases) </text:p>
                  </text:list-item>
                </text:list>
              </text:list-item>
            </text:list>
          </text:list-item>
          <text:list-item>
            <text:p text:style-name="P12"><text:span text:style-name="Strong_20_Emphasis">Submission:</text:span></text:p>
            <text:list>
              <text:list-item>
                <text:p text:style-name="P11">Submit the link to your GitHub repository. </text:p>
              </text:list-item>
              <text:list-item>
                <text:p text:style-name="P12">Include a link to your video demonstration. Youtube link (public or unlisted) </text:p>
              </text:list-item>
            </text:list>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2:39:21.275832974</meta:creation-date>
    <dc:date>2025-10-20T12:41:23.726919619</dc:date>
    <meta:editing-duration>PT2M4S</meta:editing-duration>
    <meta:editing-cycles>1</meta:editing-cycles>
    <meta:document-statistic meta:table-count="0" meta:image-count="0" meta:object-count="0" meta:page-count="2" meta:paragraph-count="45" meta:word-count="541" meta:character-count="3157" meta:non-whitespace-character-count="2668"/>
    <meta:generator>LibreOffice/7.6.3.2$Linux_X86_64 LibreOffice_project/29d686fea9f6705b262d369fede658f824154cc0</meta:generator>
  </office:meta>
</office:document-meta>
</file>